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7" style:family="text">
      <style:text-properties fo:font-size="10.00pt" fo:font-weight="normal" fo:font-family="monospace" style:font-family-asian="monospace" style:font-family-complex="monospace" fo:background-color="#eeeeee" fo:color="#333333"/>
    </style:style>
    <style:style style:name="T8" style:family="text">
      <style:text-properties fo:font-size="10.00pt" fo:font-weight="normal" style:text-underline-mode="continuous" style:text-underline-type="single" style:text-underline-style="solid" style:text-underline-width="normal" fo:font-family="monospace" style:font-family-asian="monospace" style:font-family-complex="monospace" fo:background-color="#eeeeee" fo:color="#0000ff"/>
    </style:style>
    <style:style style:name="T9" style:family="text">
      <style:text-properties fo:font-size="10.00pt" fo:font-weight="normal" fo:font-family="monospace" style:font-family-asian="monospace" style:font-family-complex="monospace" fo:background-color="#eeeeee" style:use-window-font-color="true"/>
    </style:style>
    <style:style style:name="T10" style:family="text">
      <style:text-properties fo:font-size="10.00pt" fo:font-weight="normal" fo:font-family="monospace" style:font-family-asian="monospace" style:font-family-complex="monospace" fo:background-color="#eeeeee" style:use-window-font-color="true"/>
    </style:style>
    <style:style style:name="T11" style:family="text">
      <style:text-properties fo:font-size="10.00pt" fo:font-weight="normal" fo:font-family="monospace" style:font-family-asian="monospace" style:font-family-complex="monospace" fo:background-color="#eeeeee" fo:color="#333333"/>
    </style:style>
    <style:style style:name="T12" style:family="text">
      <style:text-properties fo:font-size="10.00pt" fo:font-weight="normal" fo:font-family="Calibri" style:font-family-asian="Calibri" style:font-family-complex="Calibri" fo:background-color="#eeeeee" fo:color="#333333"/>
    </style:style>
    <style:style style:name="T13" style:family="text">
      <style:text-properties fo:font-size="10.00pt" fo:font-weight="normal" fo:font-family="Calibri" style:font-family-asian="Calibri" style:font-family-complex="Calibri" fo:background-color="#eeeeee" fo:color="#333333"/>
    </style:style>
    <style:style style:name="T14" style:family="text">
      <style:text-properties fo:font-size="10.00pt" fo:font-weight="normal" fo:font-family="monospace" style:font-family-asian="monospace" style:font-family-complex="monospace" fo:background-color="#eeeeee" fo:color="#333333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normal" fo:font-family="monospace" style:font-family-asian="monospace" style:font-family-complex="monospace" fo:background-color="#eeeeee" fo:color="#333333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40.00%" fo:text-align="left" fo:margin-bottom="7.5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top="7.50pt" fo:margin-bottom="7.50p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2">Get Docker and docker-compose:</text:span></text:p>
      <text:p text:style-name="P1"><text:span text:style-name="T2"><text:tab/>$ sudo apt-get install docker</text:span></text:p>
      <text:p text:style-name="P1"><text:span text:style-name="T2"><text:tab/>$ sudo apt-get install docker-compose</text:span></text:p>
      <text:p text:style-name="P1"><text:span text:style-name="T2">To check if its installed:</text:span></text:p>
      <text:p text:style-name="P1"><text:span text:style-name="T2"><text:tab/>$ sudo docker --version </text:span></text:p>
      <text:p text:style-name="P1"><text:span text:style-name="T2"><text:tab/>$ sudo docker-compose --version </text:span></text:p>
      <text:p text:style-name="P2"><text:span text:style-name="T2">Run to check if docker is working:</text:span></text:p>
      <text:p text:style-name="P2"><text:span text:style-name="T3"/></text:p>
      <text:p text:style-name="P2"><text:span text:style-name="T4"><text:tab/>$ sudo docker run hello-world</text:span></text:p>
      <text:p text:style-name="P2"><text:span text:style-name="T5"/></text:p>
      <text:p text:style-name="P2"><text:span text:style-name="T5"/></text:p>
      <text:p text:style-name="P2"><text:span text:style-name="T6">Get git:</text:span></text:p>
      <text:p text:style-name="P3"><text:span text:style-name="T7"><text:tab/>$ sudo apt-get install git-all</text:span></text:p>
      <text:p text:style-name="P3"><text:span text:style-name="T7">Clone samsa-stack(ktn-test branch):</text:span></text:p>
      <text:p text:style-name="P3"><text:span text:style-name="T7"><text:tab/>$ git clone<text:s/></text:span><text:a xlink:href="https://github.com/SamsaSoftware/samsa-stack.git"><text:span text:style-name="T8">https://github.com/SamsaSoftware/samsa-stack.git</text:span></text:a><text:span text:style-name="T9"/></text:p>
      <text:p text:style-name="P3"><text:span text:style-name="T10">Enter in samsa-stack:</text:span></text:p>
      <text:p text:style-name="P3"><text:span text:style-name="T10"><text:tab/>$ cd samsa-stack</text:span></text:p>
      <text:p text:style-name="P3"><text:span text:style-name="T11">Start docker :</text:span></text:p>
      <text:p text:style-name="P3"><text:span text:style-name="T11"><text:tab/>$ docker-compose up -d<text:s/></text:span><text:span text:style-name="T12">–</text:span><text:span text:style-name="T13">build</text:span></text:p>
      <text:p text:style-name="P3"><text:span text:style-name="T14"><text:tab/>$ docker ps</text:span></text:p>
      <text:p text:style-name="P3"><text:span text:style-name="T15"/></text:p>
      <text:p text:style-name="P3"><text:span text:style-name="T16">Errors: -Port error: its allready used</text:span></text:p>
      <text:p text:style-name="P3"><text:span text:style-name="T16"><text:tab/><text:tab/>How to fix: Change port or stop app on that port.</text:span></text:p>
      <text:p text:style-name="P3"><text:span text:style-name="T16"><text:tab/>-Unsupported config option for services.volumes: 'mongodbdata' </text:span></text:p>
      <text:p text:style-name="P3"><text:span text:style-name="T16"><text:tab/><text:tab/>How to fix : Be sure that you are in the right branch</text:span></text:p>
      <text:p text:style-name="P3"><text:span text:style-name="T16"><text:tab/>-Some login problem</text:span></text:p>
      <text:p text:style-name="P3"><text:span text:style-name="T16"><text:tab/><text:tab/>How to fix:<text:s text:c="2"/>$docker login registry.geodotnet.nl<text:s text:c="4"/><text:tab/></text:span></text:p>
      <text:p text:style-name="P3"><text:span text:style-name="T16"><text:tab/><text:tab/><text:tab/><text:s text:c="4"/>ge0d0tnet</text:span></text:p>
      <text:p text:style-name="P4"><text:span text:style-name="T16"><text:tab/></text:span></text:p>
      <text:p text:style-name="P4"><text:span text:style-name="T16">Remember: whan you change something you have to go samsa-stack then to ktn-test branch</text:span></text:p>
      <text:p text:style-name="P4"><text:span text:style-name="T16">and open version file to change version.Then go to actions (BE SURE YOU ARE IN RIGHT BRANCH) and wait for workflow to be finished or use re-run jobs.</text:span></text:p>
      <text:p text:style-name="P4"><text:span text:style-name="T17"/></text:p>
      <text:p text:style-name="P4"><text:span text:style-name="T17"/></text:p>
      <text:p text:style-name="P4"><text:span text:style-name="T18">If its working then :</text:span></text:p>
      <text:p text:style-name="P4"><text:span text:style-name="T18"><text:tab/>$ sudo docker exec -it samsa-stack bash</text:span></text:p>
      <text:p text:style-name="P4"><text:span text:style-name="T18"><text:tab/># cd app/backend/app</text:span></text:p>
      <text:p text:style-name="P4"><text:span text:style-name="T18"><text:tab/># php public/index.php run organizationfixture</text:span></text:p>
      <text:p text:style-name="P4"><text:span text:style-name="T18">To check: got to remote desktop , connect and then<text:s text:c="2"/>in browser search:</text:span></text:p>
      <text:p text:style-name="P4"><text:span text:style-name="T18"><text:tab/><text:tab/></text:span><text:a xlink:href="https://s-be-ki-agvtst1.itglo.net/"><text:span text:style-name="T20">https://S-BE-KI-AGVTST1.itglo.net</text:span></text:a><text:span text:style-name="T21"/></text:p>
      <text:p text:style-name="P4"><text:span text:style-name="T21"/></text:p>
      <text:p text:style-name="P4"><text:span text:style-name="T22">When uppdates: </text:span></text:p>
      <text:p text:style-name="P4"><text:span text:style-name="T22">On windows : you have commands in makefile</text:span></text:p>
      <text:p text:style-name="P4"><text:span text:style-name="T22">on linux : run makefile</text:span></text:p>
      <text:p text:style-name="P4"><text:span text:style-name="T22"><text:tab/>commans:</text:span></text:p>
      <text:p text:style-name="P4"><text:span text:style-name="T22"><text:tab/><text:tab/>-to open makefile and edit it </text:span></text:p>
      <text:p text:style-name="P4"><text:span text:style-name="T22"><text:tab/><text:tab/><text:tab/>sudo vi makefile </text:span></text:p>
      <text:p text:style-name="P4"><text:span text:style-name="T22"><text:tab/><text:tab/><text:tab/><text:tab/>- press I to edit<text:s text:c="2"/>then esc<text:s text:c="2"/>and write :wq to save and close</text:span></text:p>
      <text:p text:style-name="P4"><text:span text:style-name="T22"><text:tab/><text:tab/>-sudo make clean</text:span></text:p>
      <text:p text:style-name="P4"><text:span text:style-name="T22">to run makefile:</text:span></text:p>
      <text:p text:style-name="P4"><text:span text:style-name="T22"><text:tab/><text:tab/>-sudo make build </text:span></text:p>
      <text:p text:style-name="P4"><text:span text:style-name="T23"/></text:p>
      <text:p text:style-name="P4"><text:span text:style-name="T24">to uppdate on linux just make update of samsa-stack on git , then enter on server with </text:span></text:p>
      <text:p text:style-name="P4"><text:span text:style-name="T24">ssh support-agvtest@itglo.net@10.222.176.229 and in folder samsa-stack write thsi command:<text:tab/><text:tab/>sudo make build</text:span></text:p>
      <text:p text:style-name="P4"><text:span text:style-name="T25"/></text:p>
      <text:p text:style-name="P4"><text:span text:style-name="T25"/></text:p>
      <text:p text:style-name="P4"><text:span text:style-name="T25">How to add new corn:</text:span></text:p>
      <text:p text:style-name="P4"><text:span text:style-name="T25"><text:tab/>create file : backup.sh with :</text:span></text:p>
      <text:p text:style-name="P4"><text:span text:style-name="T25"><text:tab/><text:tab/><text:tab/><text:tab/><text:tab/> cd /home/support-agvtest@itglo.net/samsa-stack</text:span></text:p>
      <text:p text:style-name="P4"><text:span text:style-name="T25"><text:tab/><text:tab/><text:tab/><text:tab/><text:tab/>make backup</text:span></text:p>
      <text:p text:style-name="P4"><text:span text:style-name="T25"><text:s/><text:tab/>commands inside </text:span></text:p>
      <text:p text:style-name="P4"><text:span text:style-name="T25"><text:tab/>use this command to be able to run this file:</text:span></text:p>
      <text:p text:style-name="P4"><text:span text:style-name="T25"><text:tab/><text:tab/><text:tab/><text:tab/>chmod +x backup.sh</text:span></text:p>
      <text:p text:style-name="P5"><text:span text:style-name="T25"><text:tab/>create file : cron.sh with :</text:span></text:p>
      <text:p text:style-name="P5"><text:span text:style-name="T25"><text:tab/><text:tab/><text:tab/><text:tab/><text:tab/> cd /home/support-agvtest@itglo.net/samsa-stack</text:span></text:p>
      <text:p text:style-name="P5"><text:span text:style-name="T25"><text:tab/><text:tab/><text:tab/><text:tab/><text:tab/>make cron</text:span></text:p>
      <text:p text:style-name="P5"><text:span text:style-name="T25"/></text:p>
      <text:p text:style-name="P5"><text:span text:style-name="T25"><text:tab/>use this command to be able to run this file:</text:span></text:p>
      <text:p text:style-name="P5"><text:span text:style-name="T25"><text:tab/><text:tab/><text:tab/><text:tab/>chmod +x cron.sh</text:span></text:p>
      <text:p text:style-name="P5"><text:span text:style-name="T25"><text:s/></text:span></text:p>
      <text:p text:style-name="P5"><text:span text:style-name="T25"><text:s/>crontab -e<text:s text:c="2"/>to edit cronetab:</text:span></text:p>
      <text:p text:style-name="P5"><text:span text:style-name="T25">0 1 * * *<text:s text:c="2"/>/home/support-agvtest@itglo.net/samsa-stack/backup.sh</text:span></text:p>
      <text:p text:style-name="P5"><text:span text:style-name="T25">*/10 * * * * /home/support-agvtest@itglo.net/samsa-stack/cron.sh</text:span></text:p>
      <text:p text:style-name="P5"><text:span text:style-name="T25">crontab -l to see output</text:span></text:p>
      <text:p text:style-name="P5"><text:span text:style-name="T25"/></text:p>
      <text:p text:style-name="P5"><text:span text:style-name="T25"/></text:p>
      <text:p text:style-name="P5"><text:a xlink:href="https://www.digitalocean.com/community/tutorials/how-to-use-cron-to-automate-tasks-ubuntu-1804"><text:span text:style-name="T26">https://www.digitalocean.com/community/tutorials/how-to-use-cron-to-automate-tasks-ubuntu-1804</text:span></text:a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